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2" style:family="graphic" style:parent-style-name="Arrow_20_Line" style:list-style-name="L1">
      <style:graphic-properties draw:textarea-vertical-align="middle" draw:line-distance="0.7cm" draw:placing="below"/>
      <style:paragraph-properties style:writing-mode="lr-tb"/>
    </style:style>
    <style:style style:name="gr3" style:family="graphic" style:parent-style-name="Arrow_20_Line" style:list-style-name="L1">
      <style:graphic-properties draw:textarea-vertical-align="middle" draw:line-distance="2.9cm" draw:start-guide="-0.4cm" draw:placing="below"/>
      <style:paragraph-properties style:writing-mode="lr-tb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Arrow_20_Line" style:list-style-name="L1">
      <style:graphic-properties draw:textarea-vertical-align="middle" draw:line-distance="1.4cm" draw:placing="above"/>
      <style:paragraph-properties style:writing-mode="lr-tb"/>
    </style:style>
    <style:style style:name="gr6" style:family="graphic" style:parent-style-name="Arrow_20_Line" style:list-style-name="L1">
      <style:graphic-properties draw:textarea-vertical-align="middle" draw:line-distance="1.4cm"/>
      <style:paragraph-properties style:writing-mode="lr-tb"/>
    </style:style>
    <style:style style:name="gr7" style:family="graphic" style:parent-style-name="Arrow_20_Line" style:list-style-name="L1">
      <style:graphic-properties draw:textarea-vertical-align="middle" draw:line-distance="4cm" draw:placing="below"/>
      <style:paragraph-properties style:writing-mode="lr-tb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73cm"/>
      <style:paragraph-properties style:writing-mode="lr-tb"/>
    </style:style>
    <style:style style:name="gr11" style:family="graphic" style:parent-style-name="Arrow_20_Line" style:list-style-name="L1">
      <style:graphic-properties draw:textarea-vertical-align="middle" draw:line-distance="1.2cm" draw:placing="below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8cm" fo:min-width="7.773cm"/>
      <style:paragraph-properties style:writing-mode="lr-tb"/>
    </style:style>
    <style:style style:name="gr13" style:family="graphic" style:parent-style-name="standard">
      <style:graphic-properties draw:fill="none" draw:textarea-vertical-align="middle" draw:auto-grow-height="false" fo:min-height="2.216cm" fo:min-width="0cm"/>
    </style:style>
    <style:style style:name="gr14" style:family="graphic" style:parent-style-name="standard">
      <style:graphic-properties draw:stroke="none" draw:fill="none" fo:min-height="1.575cm"/>
      <style:paragraph-properties style:writing-mode="lr-tb"/>
    </style:style>
    <style:style style:name="gr15" style:family="graphic" style:parent-style-name="objectwithoutfill">
      <style:graphic-properties svg:stroke-width="0.1cm" draw:marker-start-width="0.35cm" draw:marker-end="Line_20_Arrow" draw:marker-end-width="0.45cm" draw:stroke-linejoin="bevel" svg:stroke-linecap="square" draw:fill="solid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draw:marker-start-width="0.35cm" draw:marker-end="Line_20_Arrow" draw:marker-end-width="0.45cm" draw:stroke-linejoin="bevel" draw:fill="solid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-33% 58%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1" style:font-name-asian="Liberation Sans1" style:font-name-complex="Liberation Sans1"/>
    </style:style>
    <style:style style:name="T9" style:family="text">
      <style:text-properties style:text-position="-33% 58%" style:font-name="Liberation Sans" style:font-name-asian="Liberation Sans1" style:font-name-complex="Liberation Sans1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italic" fo:text-shadow="none" style:text-underline-style="none" fo:font-weight="normal" style:letter-kerning="true" style:font-name-asian="Liberation Sans1" style:font-size-asian="18pt" style:font-style-asian="italic" style:font-weight-asian="normal" style:font-name-complex="Liberation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italic" fo:text-shadow="none" style:text-underline-style="none" fo:font-weight="normal" style:letter-kerning="true" style:font-name-asian="Liberation Sans1" style:font-size-asian="18pt" style:font-style-asian="italic" style:font-weight-asian="normal" style:font-name-complex="Liberation Sans1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1.423cm" svg:y1="9.075cm" svg:x2="7.023cm" svg:y2="4.275cm">
          <text:p/>
        </draw:line>
        <draw:line draw:style-name="gr1" draw:text-style-name="P1" draw:layer="layout" svg:x1="11.423cm" svg:y1="9.075cm" svg:x2="9.823cm" svg:y2="6.475cm">
          <text:p/>
        </draw:line>
        <draw:line draw:style-name="gr1" draw:text-style-name="P1" draw:layer="layout" svg:x1="9.823cm" svg:y1="6.475cm" svg:x2="7.023cm" svg:y2="4.275cm">
          <text:p/>
        </draw:line>
        <draw:measure draw:style-name="gr2" draw:text-style-name="P2" draw:layer="layout" svg:x1="10.023cm" svg:y1="9.075cm" svg:x2="11.423cm" svg:y2="9.059cm">
          <text:p text:style-name="P2"><text:span text:style-name="T1">l</text:span><text:span text:style-name="T2">1</text:span><text:span text:style-name="T3">sin</text:span><text:span text:style-name="T4"> </text:span><text:span text:style-name="T5">α</text:span><text:span text:style-name="T6">1</text:span></text:p>
        </draw:measure>
        <draw:measure draw:style-name="gr3" draw:text-style-name="P2" draw:layer="layout" svg:x1="11.423cm" svg:y1="4.275cm" svg:x2="7.023cm" svg:y2="4.275cm">
          <text:p text:style-name="P2"><text:span text:style-name="T1">l</text:span><text:span text:style-name="T2">2</text:span><text:span text:style-name="T3">sin</text:span><text:span text:style-name="T4"> </text:span><text:span text:style-name="T5">α</text:span><text:span text:style-name="T6">2</text:span><text:span text:style-name="T4"><text:measure text:kind="gap"/></text:span></text:p>
        </draw:measure>
        <draw:line draw:style-name="gr4" draw:text-style-name="P1" draw:layer="layout" svg:x1="9.823cm" svg:y1="4.775cm" svg:x2="9.823cm" svg:y2="6.775cm">
          <text:p/>
        </draw:line>
        <draw:measure draw:style-name="gr5" draw:text-style-name="P2" draw:layer="layout" svg:x1="7.023cm" svg:y1="4.175cm" svg:x2="9.823cm" svg:y2="4.175cm">
          <text:p text:style-name="P2"><text:span text:style-name="T1">l</text:span><text:span text:style-name="T2">3</text:span><text:span text:style-name="T3">sin</text:span><text:span text:style-name="T4"> </text:span><text:span text:style-name="T5">α</text:span><text:span text:style-name="T6">3</text:span></text:p>
        </draw:measure>
        <draw:measure draw:style-name="gr6" draw:text-style-name="P2" draw:layer="layout" svg:x1="11.423cm" svg:y1="6.489cm" svg:x2="11.423cm" svg:y2="9.075cm">
          <text:p text:style-name="P2"><text:span text:style-name="T1">l</text:span><text:span text:style-name="T2">1</text:span><text:span text:style-name="T7">cos</text:span><text:span text:style-name="T4"> </text:span><text:span text:style-name="T5">α</text:span><text:span text:style-name="T6">1</text:span></text:p>
        </draw:measure>
        <draw:measure draw:style-name="gr7" draw:text-style-name="P2" draw:layer="layout" svg:x1="7.023cm" svg:y1="4.175cm" svg:x2="7.023cm" svg:y2="9.075cm">
          <text:p text:style-name="P2"><text:span text:style-name="T1">l</text:span><text:span text:style-name="T2">2</text:span><text:span text:style-name="T7">cos</text:span><text:span text:style-name="T4"> </text:span><text:span text:style-name="T5">α</text:span><text:span text:style-name="T6">2</text:span></text:p>
        </draw:measure>
        <draw:ellipse draw:style-name="gr8" draw:text-style-name="P3" draw:layer="layout" svg:width="3.062cm" svg:height="2.492cm" svg:x="10.002cm" svg:y="6.775cm" draw:kind="arc" draw:start-angle="89.62" draw:end-angle="148.79">
          <text:p/>
        </draw:ellipse>
        <draw:ellipse draw:style-name="gr8" draw:text-style-name="P3" draw:layer="layout" svg:width="2.326cm" svg:height="1.445cm" svg:x="10.406cm" svg:y="7.774cm" draw:kind="arc" draw:start-angle="92.29" draw:end-angle="170.3">
          <text:p/>
        </draw:ellipse>
        <draw:frame draw:style-name="gr9" draw:text-style-name="P4" draw:layer="layout" svg:width="1.073cm" svg:height="1.4cm" svg:x="10.15cm" svg:y="5.775cm">
          <draw:text-box>
            <text:p><text:span text:style-name="T8">α</text:span><text:span text:style-name="T9">1</text:span></text:p>
          </draw:text-box>
        </draw:frame>
        <draw:frame draw:style-name="gr10" draw:text-style-name="P4" draw:layer="layout" svg:width="1.073cm" svg:height="1.114cm" svg:x="8.623cm" svg:y="4.461cm">
          <draw:text-box>
            <text:p><text:span text:style-name="T8">α</text:span><text:span text:style-name="T9">3</text:span></text:p>
          </draw:text-box>
        </draw:frame>
        <draw:frame draw:style-name="gr10" draw:text-style-name="P4" draw:layer="layout" svg:width="1.073cm" svg:height="1.114cm" svg:x="9.423cm" svg:y="7.975cm">
          <draw:text-box>
            <text:p><text:span text:style-name="T8">α</text:span><text:span text:style-name="T9">2</text:span></text:p>
          </draw:text-box>
        </draw:frame>
        <draw:measure draw:style-name="gr11" draw:text-style-name="P2" draw:layer="layout" svg:x1="7.023cm" svg:y1="4.175cm" svg:x2="7.023cm" svg:y2="6.475cm">
          <text:p text:style-name="P2"><text:span text:style-name="T1">l</text:span><text:span text:style-name="T2">3</text:span><text:span text:style-name="T7">cos</text:span><text:span text:style-name="T4"> </text:span><text:span text:style-name="T5">α</text:span><text:span text:style-name="T6">3</text:span></text:p>
        </draw:measure>
        <draw:ellipse draw:style-name="gr8" draw:text-style-name="P3" draw:layer="layout" svg:width="1.8cm" svg:height="2cm" svg:x="8.949cm" svg:y="5.375cm" draw:kind="arc" draw:start-angle="91.68" draw:end-angle="145.87">
          <text:p/>
        </draw:ellipse>
        <draw:frame draw:style-name="gr12" draw:text-style-name="P4" draw:layer="layout" svg:width="8.273cm" svg:height="2.688cm" svg:x="3.247cm" svg:y="10.975cm">
          <draw:text-box>
            <text:p text:style-name="P5"><text:span text:style-name="T10">l</text:span><text:span text:style-name="T11">3 </text:span><text:span text:style-name="T12">sin</text:span><text:span text:style-name="T10"> </text:span><text:span text:style-name="T13">α</text:span><text:span text:style-name="T11">3</text:span><text:span text:style-name="T10"> = l</text:span><text:span text:style-name="T11">2</text:span><text:span text:style-name="T12">sin</text:span><text:span text:style-name="T10"> </text:span><text:span text:style-name="T13">α</text:span><text:span text:style-name="T14">2</text:span><text:span text:style-name="T13"> – l</text:span><text:span text:style-name="T14">1</text:span><text:span text:style-name="T15">sin</text:span><text:span text:style-name="T13"> α</text:span><text:span text:style-name="T11">1</text:span></text:p>
            <text:p text:style-name="P5"><text:span text:style-name="T10">l</text:span><text:span text:style-name="T11">3 </text:span><text:span text:style-name="T12">cos</text:span><text:span text:style-name="T10"> </text:span><text:span text:style-name="T13">α</text:span><text:span text:style-name="T11">3</text:span><text:span text:style-name="T10"> = l</text:span><text:span text:style-name="T11">2</text:span><text:span text:style-name="T12">cos</text:span><text:span text:style-name="T10"> </text:span><text:span text:style-name="T13">α</text:span><text:span text:style-name="T14">2</text:span><text:span text:style-name="T13"> – l</text:span><text:span text:style-name="T14">1</text:span><text:span text:style-name="T15">cos</text:span><text:span text:style-name="T13"> α</text:span><text:span text:style-name="T11">1</text:span></text:p>
            <text:p text:style-name="P5"><text:span text:style-name="T13"/></text:p>
          </draw:text-box>
        </draw:frame>
        <draw:custom-shape draw:style-name="gr13" draw:text-style-name="P6" draw:layer="layout" svg:width="1cm" svg:height="2.6cm" svg:x="11.323cm" svg:y="10.7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7" draw:layer="layout" svg:width="15.978cm" svg:height="1.825cm" svg:x="1.122cm" svg:y="13.875cm">
          <draw:text-box>
            <text:p><text:span text:style-name="T13">α</text:span><text:span text:style-name="T11">3</text:span><text:span text:style-name="T10"> = </text:span><text:span text:style-name="T12">atan</text:span><text:span text:style-name="T10"> (</text:span><text:span text:style-name="T10">( l</text:span><text:span text:style-name="T11">2 </text:span><text:span text:style-name="T12">sin</text:span><text:span text:style-name="T10"> </text:span><text:span text:style-name="T13">α</text:span><text:span text:style-name="T14">2</text:span><text:span text:style-name="T13"> – l</text:span><text:span text:style-name="T14">1 </text:span><text:span text:style-name="T15">sin</text:span><text:span text:style-name="T13"> α</text:span><text:span text:style-name="T11">1</text:span><text:span text:style-name="T10"> ) / ( l</text:span><text:span text:style-name="T11">2 </text:span><text:span text:style-name="T12">cos</text:span><text:span text:style-name="T10"> </text:span><text:span text:style-name="T13">α</text:span><text:span text:style-name="T14">2</text:span><text:span text:style-name="T13"> – l</text:span><text:span text:style-name="T14">1 </text:span><text:span text:style-name="T15">cos</text:span><text:span text:style-name="T13"> α</text:span><text:span text:style-name="T11">1 </text:span><text:span text:style-name="T10">))</text:span></text:p>
          </draw:text-box>
        </draw:frame>
        <draw:line draw:style-name="gr15" draw:text-style-name="P1" draw:layer="layout" svg:x1="11.423cm" svg:y1="9.075cm" svg:x2="11.423cm" svg:y2="4.475cm">
          <text:p/>
        </draw:line>
        <draw:line draw:style-name="gr16" draw:text-style-name="P1" draw:layer="layout" svg:x1="11.423cm" svg:y1="9.075cm" svg:x2="7.323cm" svg:y2="9.075cm">
          <text:p/>
        </draw:line>
        <draw:frame draw:style-name="gr17" draw:text-style-name="P4" draw:layer="layout" svg:width="0.82cm" svg:height="0.962cm" svg:x="11.523cm" svg:y="4.113cm">
          <draw:text-box>
            <text:p>x</text:p>
          </draw:text-box>
        </draw:frame>
        <draw:frame draw:style-name="gr17" draw:text-style-name="P4" draw:layer="layout" svg:width="0.82cm" svg:height="0.962cm" svg:x="7.103cm" svg:y="7.913cm">
          <draw:text-box>
            <text:p>y</text:p>
          </draw:text-box>
        </draw:fram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5cm" fo:margin-bottom="0cm" fo:text-indent="0cm"/>
      <style:text-properties fo:font-size="28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3cm" fo:margin-bottom="0cm" fo:text-indent="0cm"/>
      <style:text-properties fo:font-size="24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2cm" fo:margin-bottom="0cm" fo:text-indent="0cm"/>
      <style:text-properties fo:font-size="20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8cm" fo:page-height="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22cm" svg:height="7.575cm" svg:x="1.238cm" svg:y="2.485cm"/>
      <draw:page-thumbnail draw:layer="backgroundobjects" svg:width="8.522cm" svg:height="7.575cm" svg:x="1.238cm" svg:y="11.061cm"/>
      <draw:page-thumbnail draw:layer="backgroundobjects" svg:width="8.522cm" svg:height="7.575cm" svg:x="1.238cm" svg:y="19.637cm"/>
      <draw:page-thumbnail draw:layer="backgroundobjects" svg:width="8.522cm" svg:height="7.575cm" svg:x="11.238cm" svg:y="2.485cm"/>
      <draw:page-thumbnail draw:layer="backgroundobjects" svg:width="8.522cm" svg:height="7.575cm" svg:x="11.238cm" svg:y="11.061cm"/>
      <draw:page-thumbnail draw:layer="backgroundobjects" svg:width="8.522cm" svg:height="7.575cm" svg:x="11.238cm" svg:y="19.637cm"/>
    </style:handout-master>
    <style:master-page style:name="Default" style:page-layout-name="PM1" draw:style-name="Mdp1">
      <draw:frame presentation:style-name="Default-title" draw:layer="backgroundobjects" svg:width="16.199cm" svg:height="2.671cm" svg:x="0.9cm" svg:y="0.638cm" presentation:class="title" presentation:placeholder="true">
        <draw:text-box/>
      </draw:frame>
      <draw:frame presentation:style-name="Default-outline1" draw:layer="backgroundobjects" svg:width="16.199cm" svg:height="9.279cm" svg:x="0.9cm" svg:y="3.742cm" presentation:class="outline" presentation:placeholder="true">
        <draw:text-box/>
      </draw:frame>
      <draw:frame presentation:style-name="Mpr1" draw:text-style-name="MP2" draw:layer="backgroundobjects" svg:width="4.193cm" svg:height="1.102cm" svg:x="0.9cm" svg:y="14.57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705cm" svg:height="1.102cm" svg:x="6.156cm" svg:y="14.57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193cm" svg:height="1.102cm" svg:x="12.906cm" svg:y="14.57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1T02:12:44.376227769</meta:creation-date>
    <dc:date>2022-09-01T03:15:24.579838604</dc:date>
    <meta:editing-duration>PT5M2S</meta:editing-duration>
    <meta:editing-cycles>2</meta:editing-cycles>
    <meta:generator>LibreOffice/6.4.7.2$Linux_X86_64 LibreOffice_project/40$Build-2</meta:generator>
    <meta:document-statistic meta:object-count="46"/>
  </office:meta>
</office:document-meta>
</file>